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16pt" style:font-size-asian="16pt" style:font-size-complex="16pt"/>
    </style:style>
    <style:style style:name="P3" style:family="paragraph" style:parent-style-name="Standard">
      <style:text-properties style:font-name="Courier" fo:font-size="20pt" officeooo:rsid="00143622" officeooo:paragraph-rsid="00143622" style:font-size-asian="20pt" style:font-size-complex="20pt"/>
    </style:style>
    <style:style style:name="P4" style:family="paragraph" style:parent-style-name="Standard">
      <style:text-properties style:font-name="Courier" fo:font-size="16pt" style:font-size-asian="16pt" style:font-size-complex="16pt"/>
    </style:style>
    <style:style style:name="P5" style:family="paragraph" style:parent-style-name="Standard">
      <style:text-properties style:font-name="Courier" fo:font-size="16pt" officeooo:rsid="00143622" officeooo:paragraph-rsid="00143622" style:font-size-asian="16pt" style:font-size-complex="16pt"/>
    </style:style>
    <style:style style:name="P6" style:family="paragraph" style:parent-style-name="Standard">
      <style:text-properties style:font-name="Courier" fo:font-size="16pt" officeooo:rsid="001492d5" officeooo:paragraph-rsid="001492d5" style:font-size-asian="16pt" style:font-size-complex="16pt"/>
    </style:style>
    <style:style style:name="T1" style:family="text">
      <style:text-properties officeooo:rsid="00143622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e, Let Us Join Our Cheerful Songs</text:p>
      <text:p text:style-name="P1"/>
      <text:p text:style-name="P5">Come let us join our cheerful songs,</text:p>
      <text:p text:style-name="P5">And thus approach the throne;</text:p>
      <text:p text:style-name="P5">Had we ten thousand thousand tongues,</text:p>
      <text:p text:style-name="P5">Our theme of joy’s but one:</text:p>
      <text:p text:style-name="P5"/>
      <text:p text:style-name="P5">“Worthy the Lamb enthroned on high,</text:p>
      <text:p text:style-name="P5">To be exalted thus!”</text:p>
      <text:p text:style-name="P5">“Worthy the Lamb that died!” we cry,</text:p>
      <text:p text:style-name="P5">“For He was slain for us.”</text:p>
      <text:p text:style-name="P5"/>
      <text:p text:style-name="P5">Jesus is worthy to receive</text:p>
      <text:p text:style-name="P5">Honor and pow’r divine;</text:p>
      <text:p text:style-name="P5">And blessings more than we can give</text:p>
      <text:p text:style-name="P5">Be, Lord, forever Thine.</text:p>
      <text:p text:style-name="P5"/>
      <text:p text:style-name="P5">Soon shall the saints, exalted high,</text:p>
      <text:p text:style-name="P5">a glorious anthem raise;</text:p>
      <text:p text:style-name="P5">And all that dwell beneath the sky</text:p>
      <text:p text:style-name="P5">Speak forth Thine endless praise.</text:p>
      <text:p text:style-name="P5"/>
      <text:p text:style-name="P5">Redeemed creation join in one,</text:p>
      <text:p text:style-name="P5">To praise the sacred name</text:p>
      <text:p text:style-name="P5">Of Him that sits upon the throne,</text:p>
      <text:p text:style-name="P5">And to exalt the Lamb.</text:p>
      <text:p text:style-name="P2"><text:span text:style-name="T2"/></text:p>
      <text:p text:style-name="P2"/>
      <text:p text:style-name="P2">Composer: <text:span text:style-name="T1">Samuel Stanley (1767-1822)</text:span></text:p>
      <text:p text:style-name="P2">Lyricist: <text:span text:style-name="T1">Isaac Watts (1674-1748)</text:span> </text:p>
      <text:p text:style-name="P2"/>
      <text:p text:style-name="P2"/>
      <text:p text:style-name="P6">Hymns of Truth and Praise: 5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6T09:45:04.358645373</meta:creation-date>
    <meta:editing-duration>PT8M44S</meta:editing-duration>
    <meta:editing-cycles>3</meta:editing-cycles>
    <meta:generator>LibreOffice/6.2.8.2$MacOSX_X86_64 LibreOffice_project/f82ddfca21ebc1e222a662a32b25c0c9d20169ee</meta:generator>
    <dc:title>TubaHymn</dc:title>
    <meta:initial-creator>Hank Warren</meta:initial-creator>
    <dc:date>2020-07-26T09:53:49.012847829</dc:date>
    <dc:creator>Hank Warren</dc:creator>
    <meta:document-statistic meta:table-count="0" meta:image-count="0" meta:object-count="0" meta:page-count="1" meta:paragraph-count="24" meta:word-count="132" meta:character-count="726" meta:non-whitespace-character-count="617"/>
    <meta:template xlink:type="simple" xlink:actuate="onRequest" xlink:title="TubaHymn" xlink:href="../../../../../Library/Application%20Support/LibreOffice/4/user/template/TubaHymn1.ott" meta:date="2020-07-26T09:45:03.588378845"/>
  </office:meta>
</office:document-meta>
</file>